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999999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6" style:family="table-cell" style:parent-style-name="Default" style:data-style-name="N0">
      <style:table-cell-properties fo:border="thin solid #000000" style:vertical-align="middle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_48177__48516__50984_" style:data-style-name="N13">
      <style:table-cell-properties style:vertical-align="automatic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2.40770833333333cm" style:use-optimal-column-width="true"/>
    </style:style>
    <style:style style:name="co13" style:family="table-column">
      <style:table-column-properties fo:break-before="auto" style:column-width="1.95791666666667cm" style:use-optimal-column-width="true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2.96333333333333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3.386666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16">
            <text:p>년도</text:p>
          </table:table-cell>
          <table:table-cell office:value-type="string" table:style-name="ce17">
            <text:p>월</text:p>
          </table:table-cell>
          <table:table-cell office:value-type="string" table:style-name="ce17">
            <text:p>리전</text:p>
          </table:table-cell>
          <table:table-cell office:value-type="string" table:style-name="ce17">
            <text:p>AZ</text:p>
          </table:table-cell>
          <table:table-cell office:value-type="string" table:style-name="ce17">
            <text:p>테넌트</text:p>
          </table:table-cell>
          <table:table-cell office:value-type="string" table:style-name="ce17">
            <text:p>DBMS</text:p>
          </table:table-cell>
          <table:table-cell office:value-type="string" table:style-name="ce16">
            <text:p>count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10" table:style-name="ce19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2" table:style-name="ce19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7" table:style-name="ce19">
            <text:p>9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84" table:style-name="ce19">
            <text:p>8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5" table:style-name="ce19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7" table:style-name="ce19">
            <text:p>6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83" table:style-name="ce19">
            <text:p>8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6" table:style-name="ce19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" table:style-name="ce19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6" table:style-name="ce19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4" table:style-name="ce19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4" table:style-name="ce19">
            <text:p>9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1" table:style-name="ce19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0" table:style-name="ce19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6" table:style-name="ce19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53" table:style-name="ce19">
            <text:p>5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3" table:style-name="ce19">
            <text:p>3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0" table:style-name="ce19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6" table:style-name="ce19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2" table:style-name="ce19">
            <text:p>1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3" table:style-name="ce19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2" table:style-name="ce19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number-rows-repeated="1047945" table:style-name="ro1">
          <table:table-cell table:number-columns-repeated="16384"/>
        </table:table-row>
      </table:table>
      <table:table table:name="요약표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11" table:style-name="ce4"/>
          <table:table-cell table:style-name="ce5"/>
          <table:table-cell table:number-columns-repeated="16370"/>
        </table:table-row>
        <table:table-row table:style-name="ro1"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7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16370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7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`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비중" table:style-name="ta2">
        <table:table-column table:style-name="co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1" draw:id="id0" draw:style-name="a0" draw:name="차트 1" svg:x="0.02083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KR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57" table:style-name="ce9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48" table:style-name="ce9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N</text:p>
          </table:table-cell>
          <table:table-cell office:value-type="float" office:value="43" table:style-name="ce9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41" table:style-name="ce9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8" table:style-name="ce9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04" table:style-name="ce2">
            <text:p>604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2" draw:id="id1" draw:style-name="a1" draw:name="차트 2" svg:x="0.0312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291" table:style-name="ce9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98" table:style-name="ce2">
            <text:p>698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2" draw:style-name="a2" draw:name="차트 3" svg:x="0.031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dis</text:p>
          </table:table-cell>
          <table:table-cell office:value-type="float" office:value="220" table:style-name="ce7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stgreSQL</text:p>
          </table:table-cell>
          <table:table-cell office:value-type="float" office:value="190" table:style-name="ce9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go</text:p>
          </table:table-cell>
          <table:table-cell office:value-type="float" office:value="105" table:style-name="ce9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bero</text:p>
          </table:table-cell>
          <table:table-cell office:value-type="float" office:value="61" table:style-name="ce9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ia</text:p>
          </table:table-cell>
          <table:table-cell office:value-type="float" office:value="28" table:style-name="ce9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04" table:style-name="ce2">
            <text:p>60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2"/>
          <table:table-cell table:style-name="ce1">
            <draw:frame draw:z-index="4" draw:id="id3" draw:style-name="a3" draw:name="차트 4" svg:x="0.02083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dis</text:p>
          </table:table-cell>
          <table:table-cell office:value-type="float" office:value="145" table:style-name="ce7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stgreSQL</text:p>
          </table:table-cell>
          <table:table-cell office:value-type="float" office:value="126" table:style-name="ce9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go</text:p>
          </table:table-cell>
          <table:table-cell office:value-type="float" office:value="82" table:style-name="ce9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ia</text:p>
          </table:table-cell>
          <table:table-cell office:value-type="float" office:value="28" table:style-name="ce9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bero</text:p>
          </table:table-cell>
          <table:table-cell office:value-type="float" office:value="26" table:style-name="ce9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07" table:style-name="ce2">
            <text:p>407</text:p>
          </table:table-cell>
          <table:table-cell table:number-columns-repeated="16382"/>
        </table:table-row>
        <table:table-row table:number-rows-repeated="1048522" table:style-name="ro1">
          <table:table-cell table:number-columns-repeated="16384"/>
        </table:table-row>
      </table:table>
      <table:table table:name="추세" table:style-name="ta2"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3"/>
          <table:table-cell table:style-name="ce1">
            <draw:frame draw:z-index="1" draw:id="id4" draw:style-name="a4" draw:name="차트 1" svg:x="0.49479in" svg:y="0.08854in" svg:width="4.61979in" svg:height="3.3281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885" table:style-name="ce7">
            <text:p>88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843" table:style-name="ce9">
            <text:p>84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894" table:style-name="ce9">
            <text:p>894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926" table:style-name="ce9">
            <text:p>92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996" table:style-name="ce9">
            <text:p>99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1037" table:style-name="ce9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5581" table:style-name="ce2">
            <text:p>5581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5" draw:style-name="a5" draw:name="차트 2" svg:x="0.46354in" svg:y="0.06771in" svg:width="4.66667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504" table:style-name="ce3">
            <text:p>504</text:p>
          </table:table-cell>
          <table:table-cell office:value-type="float" office:value="381" table:style-name="ce8">
            <text:p>381</text:p>
          </table:table-cell>
          <table:table-cell office:value-type="float" office:value="885" table:style-name="ce7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484" table:style-name="ce6">
            <text:p>484</text:p>
          </table:table-cell>
          <table:table-cell office:value-type="float" office:value="359" table:style-name="ce12">
            <text:p>359</text:p>
          </table:table-cell>
          <table:table-cell office:value-type="float" office:value="843" table:style-name="ce9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509" table:style-name="ce6">
            <text:p>509</text:p>
          </table:table-cell>
          <table:table-cell office:value-type="float" office:value="385" table:style-name="ce12">
            <text:p>385</text:p>
          </table:table-cell>
          <table:table-cell office:value-type="float" office:value="894" table:style-name="ce9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537" table:style-name="ce6">
            <text:p>537</text:p>
          </table:table-cell>
          <table:table-cell office:value-type="float" office:value="389" table:style-name="ce12">
            <text:p>389</text:p>
          </table:table-cell>
          <table:table-cell office:value-type="float" office:value="926" table:style-name="ce9">
            <text:p>926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592" table:style-name="ce6">
            <text:p>592</text:p>
          </table:table-cell>
          <table:table-cell office:value-type="float" office:value="404" table:style-name="ce12">
            <text:p>404</text:p>
          </table:table-cell>
          <table:table-cell office:value-type="float" office:value="996" table:style-name="ce9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604" table:style-name="ce6">
            <text:p>604</text:p>
          </table:table-cell>
          <table:table-cell office:value-type="float" office:value="433" table:style-name="ce12">
            <text:p>433</text:p>
          </table:table-cell>
          <table:table-cell office:value-type="float" office:value="1037" table:style-name="ce9">
            <text:p>103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3230" table:style-name="ce14">
            <text:p>3230</text:p>
          </table:table-cell>
          <table:table-cell office:value-type="float" office:value="2351" table:style-name="ce15">
            <text:p>2351</text:p>
          </table:table-cell>
          <table:table-cell office:value-type="float" office:value="5581" table:style-name="ce2">
            <text:p>558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3" draw:id="id6" draw:style-name="a6" draw:name="차트 3" svg:x="0.47396in" svg:y="0.05729in" svg:width="4.66667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698" table:style-name="ce7">
            <text:p>69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636" table:style-name="ce9">
            <text:p>63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657" table:style-name="ce9">
            <text:p>65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669" table:style-name="ce9">
            <text:p>669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737" table:style-name="ce9">
            <text:p>73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774" table:style-name="ce9">
            <text:p>77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171" table:style-name="ce2">
            <text:p>4171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4" draw:id="id7" draw:style-name="a7" draw:name="차트 4" svg:x="0.44271in" svg:y="0.098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4"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office:value-type="string" table:style-name="ce7">
            <text:p>총합계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85" table:style-name="ce3">
            <text:p>85</text:p>
          </table:table-cell>
          <table:table-cell office:value-type="float" office:value="181" table:style-name="ce8">
            <text:p>181</text:p>
          </table:table-cell>
          <table:table-cell office:value-type="float" office:value="195" table:style-name="ce8">
            <text:p>195</text:p>
          </table:table-cell>
          <table:table-cell office:value-type="float" office:value="180" table:style-name="ce8">
            <text:p>180</text:p>
          </table:table-cell>
          <table:table-cell office:value-type="float" office:value="57" table:style-name="ce8">
            <text:p>57</text:p>
          </table:table-cell>
          <table:table-cell office:value-type="float" office:value="698" table:style-name="ce7">
            <text:p>698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80" table:style-name="ce6">
            <text:p>80</text:p>
          </table:table-cell>
          <table:table-cell office:value-type="float" office:value="151" table:style-name="ce12">
            <text:p>151</text:p>
          </table:table-cell>
          <table:table-cell office:value-type="float" office:value="191" table:style-name="ce12">
            <text:p>191</text:p>
          </table:table-cell>
          <table:table-cell office:value-type="float" office:value="160" table:style-name="ce12">
            <text:p>160</text:p>
          </table:table-cell>
          <table:table-cell office:value-type="float" office:value="54" table:style-name="ce12">
            <text:p>54</text:p>
          </table:table-cell>
          <table:table-cell office:value-type="float" office:value="636" table:style-name="ce9">
            <text:p>636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80" table:style-name="ce6">
            <text:p>80</text:p>
          </table:table-cell>
          <table:table-cell office:value-type="float" office:value="169" table:style-name="ce12">
            <text:p>169</text:p>
          </table:table-cell>
          <table:table-cell office:value-type="float" office:value="194" table:style-name="ce12">
            <text:p>194</text:p>
          </table:table-cell>
          <table:table-cell office:value-type="float" office:value="160" table:style-name="ce12">
            <text:p>160</text:p>
          </table:table-cell>
          <table:table-cell office:value-type="float" office:value="54" table:style-name="ce12">
            <text:p>54</text:p>
          </table:table-cell>
          <table:table-cell office:value-type="float" office:value="657" table:style-name="ce9">
            <text:p>65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76" table:style-name="ce6">
            <text:p>76</text:p>
          </table:table-cell>
          <table:table-cell office:value-type="float" office:value="166" table:style-name="ce12">
            <text:p>166</text:p>
          </table:table-cell>
          <table:table-cell office:value-type="float" office:value="207" table:style-name="ce12">
            <text:p>207</text:p>
          </table:table-cell>
          <table:table-cell office:value-type="float" office:value="166" table:style-name="ce12">
            <text:p>166</text:p>
          </table:table-cell>
          <table:table-cell office:value-type="float" office:value="54" table:style-name="ce12">
            <text:p>54</text:p>
          </table:table-cell>
          <table:table-cell office:value-type="float" office:value="669" table:style-name="ce9">
            <text:p>669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76" table:style-name="ce6">
            <text:p>76</text:p>
          </table:table-cell>
          <table:table-cell office:value-type="float" office:value="163" table:style-name="ce12">
            <text:p>163</text:p>
          </table:table-cell>
          <table:table-cell office:value-type="float" office:value="203" table:style-name="ce12">
            <text:p>203</text:p>
          </table:table-cell>
          <table:table-cell office:value-type="float" office:value="239" table:style-name="ce12">
            <text:p>239</text:p>
          </table:table-cell>
          <table:table-cell office:value-type="float" office:value="56" table:style-name="ce12">
            <text:p>56</text:p>
          </table:table-cell>
          <table:table-cell office:value-type="float" office:value="737" table:style-name="ce9">
            <text:p>73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79" table:style-name="ce6">
            <text:p>79</text:p>
          </table:table-cell>
          <table:table-cell office:value-type="float" office:value="175" table:style-name="ce12">
            <text:p>175</text:p>
          </table:table-cell>
          <table:table-cell office:value-type="float" office:value="214" table:style-name="ce12">
            <text:p>214</text:p>
          </table:table-cell>
          <table:table-cell office:value-type="float" office:value="254" table:style-name="ce12">
            <text:p>254</text:p>
          </table:table-cell>
          <table:table-cell office:value-type="float" office:value="52" table:style-name="ce12">
            <text:p>52</text:p>
          </table:table-cell>
          <table:table-cell office:value-type="float" office:value="774" table:style-name="ce9">
            <text:p>774</text:p>
          </table:table-cell>
          <table:table-cell table:number-columns-repeated="16377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76" table:style-name="ce14">
            <text:p>476</text:p>
          </table:table-cell>
          <table:table-cell office:value-type="float" office:value="1005" table:style-name="ce15">
            <text:p>1005</text:p>
          </table:table-cell>
          <table:table-cell office:value-type="float" office:value="1204" table:style-name="ce15">
            <text:p>1204</text:p>
          </table:table-cell>
          <table:table-cell office:value-type="float" office:value="1159" table:style-name="ce15">
            <text:p>1159</text:p>
          </table:table-cell>
          <table:table-cell office:value-type="float" office:value="327" table:style-name="ce15">
            <text:p>327</text:p>
          </table:table-cell>
          <table:table-cell office:value-type="float" office:value="4171" table:style-name="ce2">
            <text:p>4171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  <table:table table:name="요약_DBMS" table:style-name="ta1">
        <table:table-column table:style-name="co3" table:default-cell-style-name="ce1"/>
        <table:table-column table:style-name="co14" table:default-cell-style-name="ce1"/>
        <table:table-column table:style-name="co1" table:number-columns-repeated="14" table:default-cell-style-name="ce1"/>
        <table:table-column table:style-name="co16" table:number-columns-repeated="14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10" draw:style-name="a10" draw:name="차트 5" svg:x="0.59896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float" office:value="1037" table:style-name="ce7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dis</text:p>
          </table:table-cell>
          <table:table-cell office:value-type="float" office:value="358" table:style-name="ce9">
            <text:p>35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stgreSQL</text:p>
          </table:table-cell>
          <table:table-cell office:value-type="float" office:value="309" table:style-name="ce9">
            <text:p>309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go</text:p>
          </table:table-cell>
          <table:table-cell office:value-type="float" office:value="195" table:style-name="ce9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bero</text:p>
          </table:table-cell>
          <table:table-cell office:value-type="float" office:value="111" table:style-name="ce9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Maria</text:p>
          </table:table-cell>
          <table:table-cell office:value-type="float" office:value="64" table:style-name="ce2">
            <text:p>64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/>
          <table:table-cell table:style-name="ce1">
            <draw:frame draw:z-index="1" draw:id="id8" draw:style-name="a8" draw:name="차트 2" svg:x="0in" svg:y="0in" svg:width="6.77165in" svg:height="2.952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8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48" table:style-name="ce6">
            <text:p>48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407" table:style-name="ce6">
            <text:p>40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41" table:style-name="ce6">
            <text:p>4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57" table:style-name="ce6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04" table:style-name="ce14">
            <text:p>604</text:p>
          </table:table-cell>
          <table:table-cell office:value-type="float" office:value="433" table:style-name="ce15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percentage" office:value="0.58244937319189971" table:formula="of:=[.B26]/[.$D$26]" table:style-name="ce20">
            <text:p>58%</text:p>
          </table:table-cell>
          <table:table-cell office:value-type="percentage" office:value="0.41755062680810029" table:formula="of:=[.C26]/[.$D$26]" table:style-name="ce20">
            <text:p>42%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11" table:style-name="ce4"/>
          <table:table-cell table:style-name="ce5"/>
          <table:table-cell table:number-columns-repeated="16370" table:style-name="ce1"/>
        </table:table-row>
        <table:table-row table:style-name="ro1"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PRD 요약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STG 요약</text:p>
          </table:table-cell>
          <table:table-cell office:value-type="string" table:style-name="ce7">
            <text:p>총합계</text:p>
          </table:table-cell>
          <table:table-cell table:number-columns-repeated="2" table:style-name="ce1"/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7">
            <text:p>총합계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2" table:style-name="ce1"/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16354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2" table:style-name="ce1"/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2" table:style-name="ce1"/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2" table:style-name="ce1"/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2" table:style-name="ce1"/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2" table:style-name="ce1"/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2" table:style-name="ce1"/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54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2" table:style-name="ce1"/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5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9" draw:style-name="a9" draw:name="차트 4" svg:x="0in" svg:y="0in" svg:width="10.98425in" svg:height="6.7864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요약_KR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2"/>
          <table:table-cell table:style-name="ce1">
            <draw:frame draw:z-index="2" draw:id="id12" draw:style-name="a12" draw:name="차트 2" svg:x="0.47396in" svg:y="0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291" table:style-name="ce9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98" table:style-name="ce2">
            <text:p>69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1" draw:style-name="a11" draw:name="차트 1" svg:x="0.01562in" svg:y="0.00521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R</text:p>
          </table:table-cell>
          <table:table-cell office:value-type="float" office:value="407" table:style-name="ce3">
            <text:p>407</text:p>
          </table:table-cell>
          <table:table-cell office:value-type="float" office:value="291" table:style-name="ce8">
            <text:p>291</text:p>
          </table:table-cell>
          <table:table-cell office:value-type="float" office:value="698" table:style-name="ce7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12">
            <text:p>36</text:p>
          </table:table-cell>
          <table:table-cell office:value-type="float" office:value="64" table:style-name="ce9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82" table:style-name="ce6">
            <text:p>82</text:p>
          </table:table-cell>
          <table:table-cell office:value-type="float" office:value="78" table:style-name="ce12">
            <text:p>78</text:p>
          </table:table-cell>
          <table:table-cell office:value-type="float" office:value="160" table:style-name="ce9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26" table:style-name="ce6">
            <text:p>126</text:p>
          </table:table-cell>
          <table:table-cell office:value-type="float" office:value="63" table:style-name="ce12">
            <text:p>63</text:p>
          </table:table-cell>
          <table:table-cell office:value-type="float" office:value="189" table:style-name="ce9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5" table:style-name="ce6">
            <text:p>145</text:p>
          </table:table-cell>
          <table:table-cell office:value-type="float" office:value="97" table:style-name="ce12">
            <text:p>97</text:p>
          </table:table-cell>
          <table:table-cell office:value-type="float" office:value="242" table:style-name="ce9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26" table:style-name="ce6">
            <text:p>26</text:p>
          </table:table-cell>
          <table:table-cell office:value-type="float" office:value="17" table:style-name="ce12">
            <text:p>17</text:p>
          </table:table-cell>
          <table:table-cell office:value-type="float" office:value="43" table:style-name="ce9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07" table:style-name="ce14">
            <text:p>407</text:p>
          </table:table-cell>
          <table:table-cell office:value-type="float" office:value="291" table:style-name="ce15">
            <text:p>291</text:p>
          </table:table-cell>
          <table:table-cell office:value-type="float" office:value="698" table:style-name="ce2">
            <text:p>69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NA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NA</text:p>
          </table:table-cell>
          <table:table-cell table:number-columns-repeated="2"/>
          <table:table-cell table:style-name="ce1">
            <draw:frame draw:z-index="2" draw:id="id14" draw:style-name="a14" draw:name="차트 2" svg:x="0.47396in" svg:y="0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1" table:style-name="ce7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36" table:style-name="ce9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77" table:style-name="ce2">
            <text:p>7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3" draw:style-name="a13" draw:name="차트 1" svg:x="0.01562in" svg:y="0.00521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8">
            <text:p>36</text:p>
          </table:table-cell>
          <table:table-cell office:value-type="float" office:value="77" table:style-name="ce7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7" table:style-name="ce9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14" table:style-name="ce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8" table:style-name="ce6">
            <text:p>18</text:p>
          </table:table-cell>
          <table:table-cell office:value-type="float" office:value="21" table:style-name="ce12">
            <text:p>21</text:p>
          </table:table-cell>
          <table:table-cell office:value-type="float" office:value="39" table:style-name="ce9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1" table:style-name="ce14">
            <text:p>41</text:p>
          </table:table-cell>
          <table:table-cell office:value-type="float" office:value="36" table:style-name="ce15">
            <text:p>3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EU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EU</text:p>
          </table:table-cell>
          <table:table-cell table:number-columns-repeated="2"/>
          <table:table-cell table:style-name="ce1">
            <draw:frame draw:z-index="2" draw:id="id16" draw:style-name="a16" draw:name="차트 2" svg:x="0.47396in" svg:y="0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8" table:style-name="ce7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34" table:style-name="ce9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82" table:style-name="ce2">
            <text:p>8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5" draw:style-name="a15" draw:name="차트 1" svg:x="0.01562in" svg:y="0.00521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U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8">
            <text:p>34</text:p>
          </table:table-cell>
          <table:table-cell office:value-type="float" office:value="82" table:style-name="ce7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9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12">
            <text:p>13</text:p>
          </table:table-cell>
          <table:table-cell office:value-type="float" office:value="32" table:style-name="ce9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2" table:style-name="ce6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34" table:style-name="ce9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8" table:style-name="ce14">
            <text:p>48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CN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CN</text:p>
          </table:table-cell>
          <table:table-cell table:number-columns-repeated="2"/>
          <table:table-cell table:style-name="ce1">
            <draw:frame draw:z-index="2" draw:id="id18" draw:style-name="a18" draw:name="차트 2" svg:x="0.47396in" svg:y="0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3" table:style-name="ce7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15" table:style-name="ce9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58" table:style-name="ce2">
            <text:p>5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7" draw:style-name="a17" draw:name="차트 1" svg:x="0.01562in" svg:y="0.00521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8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16" table:style-name="ce9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12">
            <text:p>8</text:p>
          </table:table-cell>
          <table:table-cell office:value-type="float" office:value="22" table:style-name="ce9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3" table:style-name="ce14">
            <text:p>43</text:p>
          </table:table-cell>
          <table:table-cell office:value-type="float" office:value="15" table:style-name="ce15">
            <text:p>1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RU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RU</text:p>
          </table:table-cell>
          <table:table-cell table:number-columns-repeated="2"/>
          <table:table-cell table:style-name="ce1">
            <draw:frame draw:z-index="2" draw:id="id20" draw:style-name="a20" draw:name="차트 2" svg:x="0.47396in" svg:y="0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8" table:style-name="ce7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7" table:style-name="ce9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15" table:style-name="ce2">
            <text:p>15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9" draw:style-name="a19" draw:name="차트 1" svg:x="0.01562in" svg:y="0.00521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U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9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SG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SG</text:p>
          </table:table-cell>
          <table:table-cell table:number-columns-repeated="2"/>
          <table:table-cell table:style-name="ce1">
            <draw:frame draw:z-index="2" draw:id="id22" draw:style-name="a22" draw:name="차트 2" svg:x="0.47396in" svg:y="0in" svg:width="6.29921in" svg:height="3.54331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57" table:style-name="ce7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50" table:style-name="ce9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107" table:style-name="ce2">
            <text:p>10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21" draw:style-name="a21" draw:name="차트 1" svg:x="0.01562in" svg:y="0.00521in" svg:width="6.29921in" svg:height="3.5433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G</text:p>
          </table:table-cell>
          <table:table-cell office:value-type="float" office:value="57" table:style-name="ce3">
            <text:p>57</text:p>
          </table:table-cell>
          <table:table-cell office:value-type="float" office:value="50" table:style-name="ce8">
            <text:p>50</text:p>
          </table:table-cell>
          <table:table-cell office:value-type="float" office:value="107" table:style-name="ce7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9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24" table:style-name="ce6">
            <text:p>24</text:p>
          </table:table-cell>
          <table:table-cell office:value-type="float" office:value="21" table:style-name="ce12">
            <text:p>21</text:p>
          </table:table-cell>
          <table:table-cell office:value-type="float" office:value="45" table:style-name="ce9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51" table:style-name="ce9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57" table:style-name="ce14">
            <text:p>57</text:p>
          </table:table-cell>
          <table:table-cell office:value-type="float" office:value="50" table:style-name="ce15">
            <text:p>50</text:p>
          </table:table-cell>
          <table:table-cell office:value-type="float" office:value="107" table:style-name="ce2">
            <text:p>10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요약_DBMS.A8:요약_DBMS.B9">
          <table:sort>
            <table:sort-by table:field-number="1" table:order="descending"/>
          </table:sort>
        </table:database-range>
      </table:database-ranges>
      <table:data-pilot-tables>
        <table:data-pilot-table table:name="피벗 테이블2" table:target-range-address="요약표.A2:요약표.N13" table:show-filter-button="false" table:buttons="요약표.A2 요약표.A6 요약표.B4 요약표.C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비중.A44:비중.B54" table:show-filter-button="false" table:buttons="비중.A44 비중.A45 비중.A46 비중.A4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비중.A31:비중.B41" table:show-filter-button="false" table:buttons="비중.A31 비중.A32 비중.A33 비중.A35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비중.A15:비중.B21" table:show-filter-button="false" table:buttons="비중.A15 비중.A16 비중.A1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비중.A1:비중.B11" table:show-filter-button="false" table:buttons="비중.A1 비중.A2 비중.A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추세.A56:추세.G66" table:show-filter-button="false" table:buttons="추세.A56 추세.A59 추세.B58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6" table:target-range-address="추세.A37:추세.B46" table:show-filter-button="false" table:buttons="추세.A37 추세.A39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4" table:target-range-address="추세.A19:추세.D29" table:show-filter-button="false" table:buttons="추세.A19 추세.A22 추세.B21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추세.A1:추세.B11" table:show-filter-button="false" table:buttons="추세.A1 추세.A2 추세.A4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Windows User</dc:creator>
    <meta:creation-date>2022-06-24T02:30:28Z</meta:creation-date>
    <dc:date>2022-07-20T02:09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07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NA</text:p>
            </table:table-cell>
            <table:table-cell office:value-type="float" office:value="41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8.6251181102362pt" svg:width="790.865984251968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28"/>
            <table:table-cell office:value-type="float" office:value="82"/>
            <table:table-cell office:value-type="float" office:value="126"/>
            <table:table-cell office:value-type="float" office:value="145"/>
            <table:table-cell office:value-type="float" office:value="26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7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7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1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요약_DBMS.$A$5:.$A$8"/>
          </chart:axis>
          <chart:axis chart:dimension="y"/>
          <chart:series chart:values-cell-range-address="요약_DBMS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KR Maria</text:p>
            </table:table-cell>
            <table:table-cell office:value-type="float" office:value="28"/>
            <table:table-cell office:value-type="float" office:value="36"/>
          </table:table-row>
          <table:table-row>
            <table:table-cell office:value-type="string">
              <text:p>KR Mongo</text:p>
            </table:table-cell>
            <table:table-cell office:value-type="float" office:value="82"/>
            <table:table-cell office:value-type="float" office:value="78"/>
          </table:table-row>
          <table:table-row>
            <table:table-cell office:value-type="string">
              <text:p>KR 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KR Redis</text:p>
            </table:table-cell>
            <table:table-cell office:value-type="float" office:value="145"/>
            <table:table-cell office:value-type="float" office:value="97"/>
          </table:table-row>
          <table:table-row>
            <table:table-cell office:value-type="string">
              <text:p>KR Tibero</text:p>
            </table:table-cell>
            <table:table-cell office:value-type="float" office:value="26"/>
            <table:table-cell office:value-type="float" office:value="1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NA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NA 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NA PostgreSQL</text:p>
            </table:table-cell>
            <table:table-cell office:value-type="float" office:value="7"/>
            <table:table-cell office:value-type="float" office:value="10"/>
          </table:table-row>
          <table:table-row>
            <table:table-cell office:value-type="string">
              <text:p>NA 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1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E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EU 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 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EU 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EU 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N 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CN 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CN 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CN 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R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U 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RU 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U 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RU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SG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 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SG PostgreSQL</text:p>
            </table:table-cell>
            <table:table-cell office:value-type="float" office:value="24"/>
            <table:table-cell office:value-type="float" office:value="21"/>
          </table:table-row>
          <table:table-row>
            <table:table-cell office:value-type="string">
              <text:p>SG 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SG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220"/>
          </table:table-row>
          <table:table-row>
            <table:table-cell office:value-type="string">
              <text:p>PostgreSQL</text:p>
            </table:table-cell>
            <table:table-cell office:value-type="float" office:value="190"/>
          </table:table-row>
          <table:table-row>
            <table:table-cell office:value-type="string">
              <text:p>Mongo</text:p>
            </table:table-cell>
            <table:table-cell office:value-type="float" office:value="105"/>
          </table:table-row>
          <table:table-row>
            <table:table-cell office:value-type="string">
              <text:p>Tibero</text:p>
            </table:table-cell>
            <table:table-cell office:value-type="float" office:value="61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145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Mongo</text:p>
            </table:table-cell>
            <table:table-cell office:value-type="float" office:value="82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  <table:table-row>
            <table:table-cell office:value-type="string">
              <text:p>Tibero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T000">
      <style:graphic-properties draw:fill="none" draw:stroke="dash" draw:stroke-dash="a0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9.6253543307087pt" svg:width="332.624803149606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style="rect" draw:dots1="1" draw:dots1-length="0.02083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98"/>
          </table:table-row>
          <table:table-row>
            <table:table-cell office:value-type="string">
              <text:p>2월</text:p>
            </table:table-cell>
            <table:table-cell office:value-type="float" office:value="636"/>
          </table:table-row>
          <table:table-row>
            <table:table-cell office:value-type="string">
              <text:p>3월</text:p>
            </table:table-cell>
            <table:table-cell office:value-type="float" office:value="657"/>
          </table:table-row>
          <table:table-row>
            <table:table-cell office:value-type="string">
              <text:p>4월</text:p>
            </table:table-cell>
            <table:table-cell office:value-type="float" office:value="669"/>
          </table:table-row>
          <table:table-row>
            <table:table-cell office:value-type="string">
              <text:p>5월</text:p>
            </table:table-cell>
            <table:table-cell office:value-type="float" office:value="737"/>
          </table:table-row>
          <table:table-row>
            <table:table-cell office:value-type="string">
              <text:p>6월</text:p>
            </table:table-cell>
            <table:table-cell office:value-type="float" office:value="77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Maria</text:p>
              </table:table-cell>
              <table:table-cell office:value-type="string">
                <text:p>Mongo</text:p>
              </table:table-cell>
              <table:table-cell office:value-type="string">
                <text:p>PostgreSQL</text:p>
              </table:table-cell>
              <table:table-cell office:value-type="string">
                <text:p>Redis</text:p>
              </table:table-cell>
              <table:table-cell office:value-type="string">
                <text:p>Tibero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5"/>
            <table:table-cell office:value-type="float" office:value="181"/>
            <table:table-cell office:value-type="float" office:value="195"/>
            <table:table-cell office:value-type="float" office:value="180"/>
            <table:table-cell office:value-type="float" office:value="57"/>
          </table:table-row>
          <table:table-row>
            <table:table-cell office:value-type="string">
              <text:p>2월</text:p>
            </table:table-cell>
            <table:table-cell office:value-type="float" office:value="80"/>
            <table:table-cell office:value-type="float" office:value="151"/>
            <table:table-cell office:value-type="float" office:value="191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3월</text:p>
            </table:table-cell>
            <table:table-cell office:value-type="float" office:value="80"/>
            <table:table-cell office:value-type="float" office:value="169"/>
            <table:table-cell office:value-type="float" office:value="194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4월</text:p>
            </table:table-cell>
            <table:table-cell office:value-type="float" office:value="76"/>
            <table:table-cell office:value-type="float" office:value="166"/>
            <table:table-cell office:value-type="float" office:value="207"/>
            <table:table-cell office:value-type="float" office:value="166"/>
            <table:table-cell office:value-type="float" office:value="54"/>
          </table:table-row>
          <table:table-row>
            <table:table-cell office:value-type="string">
              <text:p>5월</text:p>
            </table:table-cell>
            <table:table-cell office:value-type="float" office:value="76"/>
            <table:table-cell office:value-type="float" office:value="163"/>
            <table:table-cell office:value-type="float" office:value="203"/>
            <table:table-cell office:value-type="float" office:value="239"/>
            <table:table-cell office:value-type="float" office:value="56"/>
          </table:table-row>
          <table:table-row>
            <table:table-cell office:value-type="string">
              <text:p>6월</text:p>
            </table:table-cell>
            <table:table-cell office:value-type="float" office:value="79"/>
            <table:table-cell office:value-type="float" office:value="175"/>
            <table:table-cell office:value-type="float" office:value="214"/>
            <table:table-cell office:value-type="float" office:value="254"/>
            <table:table-cell office:value-type="float" office:value="5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2.5986614173228pt" svg:width="487.55874015748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07"/>
            <table:table-cell office:value-type="float" office:value="291"/>
          </table:table-row>
          <table:table-row>
            <table:table-cell office:value-type="string">
              <text:p>NA</text:p>
            </table:table-cell>
            <table:table-cell office:value-type="float" office:value="41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